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Qcow2 research status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1"><text:span text:style-name="T1">- The complexity of the performance bottleneck previously identified is actually linear – not factorial</text:span></text:p>
              </text:list-item>
              <text:list-item>
                <text:p text:style-name="P1"><text:span text:style-name="T1"><text:s text:c="4"/>→ </text:span><text:span text:style-name="T1">does not change the problem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- tests on HDD vs SSD does not show change, the bottleneck is still there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- RAM consumption: it’s the L2 indexation cache, 1 cache (2.5 MB) per snapshot in the cha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Qcow2 research status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1"><text:span text:style-name="T1">- I have some ideas of ad-hoc solutions</text:span><text:span text:style-name="T1"><text:line-break/></text:span><text:span text:style-name="T1"> <text:s text:c="2"/>→ perf: see the entire chain as a single disk and <text:s/></text:span><text:span text:style-name="T1">avoid iterating</text:span></text:p>
              </text:list-item>
              <text:list-item>
                <text:p text:style-name="P1"><text:span text:style-name="T1"><text:s text:c="3"/>→ </text:span><text:span text:style-name="T1">memory (more interesting):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4:18:54.836170007</meta:creation-date>
    <meta:editing-duration>PT9M53S</meta:editing-duration>
    <meta:editing-cycles>4</meta:editing-cycles>
    <meta:generator>LibreOffice/6.1.5.2$Linux_X86_64 LibreOffice_project/10$Build-2</meta:generator>
    <dc:title>Alizarin</dc:title>
    <meta:initial-creator>Pierre Olivier</meta:initial-creator>
    <dc:date>2020-05-28T14:28:48.461843629</dc:date>
    <dc:creator>Pierre Olivier</dc:creator>
    <meta:document-statistic meta:object-count="45"/>
  </office:meta>
</office:document-meta>
</file>